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3BC0000027F0C4F4A75.png"/>
  <manifest:file-entry manifest:media-type="image/png" manifest:full-path="Pictures/100002010000038F0000028FAEBF02E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맑은 고딕" svg:font-family="'맑은 고딕'"/>
    <style:font-face style:name="바탕2" svg:font-family="바탕"/>
    <style:font-face style:name="Mangal" svg:font-family="Mangal" style:font-pitch="variable"/>
    <style:font-face style:name="맑은 고딕1" svg:font-family="'맑은 고딕'" style:font-family-generic="modern" style:font-pitch="variable"/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1" svg:font-family="Mangal" style:font-family-generic="system" style:font-pitch="variable"/>
    <style:font-face style:name="굴림1" svg:font-family="굴림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맑은 고딕1" fo:font-size="12pt" style:font-name-asian="맑은 고딕1" style:font-size-asian="12pt" style:language-asian="ko" style:country-asian="KR" style:font-size-complex="12pt"/>
    </style:style>
    <style:style style:name="P3" style:family="paragraph" style:parent-style-name="Standard">
      <style:text-properties style:font-name="맑은 고딕1" fo:font-size="14pt" fo:font-weight="bold" style:font-name-asian="맑은 고딕1" style:font-size-asian="14pt" style:language-asian="ko" style:country-asian="KR" style:font-weight-asian="bold" style:font-size-complex="14pt" style:font-weight-complex="bold"/>
    </style:style>
    <style:style style:name="P4" style:family="paragraph" style:parent-style-name="Standard">
      <style:text-properties style:font-name="맑은 고딕1" fo:font-size="14pt" style:font-name-asian="맑은 고딕1" style:font-size-asian="14pt" style:language-asian="ko" style:country-asian="KR" style:font-size-complex="14pt"/>
    </style:style>
    <style:style style:name="P5" style:family="paragraph" style:parent-style-name="Standard">
      <style:text-properties style:use-window-font-color="true" style:text-outline="false" style:text-line-through-style="none" style:font-name="맑은 고딕" fo:font-size="14pt" fo:font-style="normal" fo:text-shadow="none" style:text-underline-style="none" fo:font-weight="bold" style:letter-kerning="true" style:font-name-asian="맑은 고딕1" style:font-size-asian="14pt" style:language-asian="ko" style:country-asian="KR" style:font-style-asian="normal" style:font-weight-asian="bold" style:font-name-complex="Mangal1" style:font-size-complex="14pt" style:font-style-complex="normal" style:font-weight-complex="bold" style:text-emphasize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굴림" fo:font-size="18pt" fo:font-style="normal" fo:text-shadow="none" style:text-underline-style="none" fo:font-weight="normal" style:letter-kerning="true" style:font-name-asian="굴림1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font-name="맑은 고딕" fo:font-style="normal" fo:text-shadow="none" style:text-underline-style="none" style:letter-kerning="true" style:font-name-asian="맑은 고딕1" style:font-style-asian="normal" style:font-name-complex="Mangal1" style:font-style-complex="normal" style:text-emphasize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맑은 고딕" fo:font-style="normal" fo:text-shadow="none" style:text-underline-style="none" style:letter-kerning="true" style:font-name-asian="맑은 고딕" style:font-style-asian="normal" style:font-name-complex="맑은 고딕" style:font-style-complex="normal" style:text-emphasize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맑은 고딕" fo:font-style="normal" fo:text-shadow="none" style:text-underline-style="none" fo:font-weight="bold" style:letter-kerning="true" style:font-name-asian="맑은 고딕" style:font-style-asian="normal" style:font-weight-asian="bold" style:font-name-complex="맑은 고딕" style:font-style-complex="normal" style:font-weight-complex="bold" style:text-emphasize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맑은 고딕" fo:font-style="normal" fo:text-shadow="none" style:text-underline-style="none" fo:font-weight="bold" style:letter-kerning="true" style:font-name-asian="맑은 고딕1" style:font-style-asian="normal" style:font-weight-asian="bold" style:font-name-complex="Mangal1" style:font-style-complex="normal" style:font-weight-complex="bold" style:text-emphasize="none" style:text-overline-style="none" style:text-overline-color="font-color"/>
    </style: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4"><text:span text:style-name="T3">Ⅱ</text:span><text:span text:style-name="T4">. 논리적 데이터 모델</text:span></text:p>
      <text:p text:style-name="P5"/>
      <text:p text:style-name="P5"><draw:frame text:anchor-type="paragraph" draw:z-index="0" draw:style-name="gr1" draw:text-style-name="P6" svg:width="19.213cm" svg:height="13.812cm" svg:x="-1.007cm" svg:y="1.363cm"><draw:image xlink:href="Pictures/100002010000038F0000028FAEBF02EA.png" xlink:type="simple" xlink:show="embed" xlink:actuate="onLoad"><text:p/></draw:image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3"><text:span text:style-name="T2">Ⅲ</text:span><text:span text:style-name="T1">. 물리적 데이터 모델</text:span></text:p>
      <text:p text:style-name="P5"/>
      <text:p text:style-name="P5"><draw:frame text:anchor-type="paragraph" draw:z-index="1" draw:style-name="gr1" draw:text-style-name="P6" svg:width="19.783cm" svg:height="13.225cm" svg:x="-1.295cm" svg:y="2.018cm"><draw:image xlink:href="Pictures/10000201000003BC0000027F0C4F4A75.png" xlink:type="simple" xlink:show="embed" xlink:actuate="onLoad"><text:p/></draw:imag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2" svg:font-family="Mangal"/>
    <style:font-face style:name="맑은 고딕" svg:font-family="'맑은 고딕'"/>
    <style:font-face style:name="바탕2" svg:font-family="바탕"/>
    <style:font-face style:name="Mangal" svg:font-family="Mangal" style:font-pitch="variable"/>
    <style:font-face style:name="맑은 고딕1" svg:font-family="'맑은 고딕'" style:font-family-generic="modern" style:font-pitch="variable"/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1" svg:font-family="Mangal" style:font-family-generic="system" style:font-pitch="variable"/>
    <style:font-face style:name="굴림1" svg:font-family="굴림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3f__3f_" style:display-name="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Mangal" fo:font-size="18pt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_3f__3f__3f__3f__20__3f__3f__20__3f__3f_" style:display-name="???? ?? ??" style:family="paragraph" style:parent-style-name="_3f__3f_"/>
    <style:style style:name="WW-_3f__3f__3f__3f__20__3f__3f__20__3f__3f_" style:display-name="WW-???? ?? ??" style:family="paragraph" style:parent-style-name="_3f__3f_"/>
    <style:style style:name="_3f__3f__3f__20__3f__3f__20__3f__3f_" style:display-name="??? ?? ??" style:family="paragraph" style:parent-style-name="_3f__3f_"/>
    <style:style style:name="_3f__3f__3f_" style:display-name="???" style:family="paragraph" style:parent-style-name="_3f__3f_"/>
    <style:style style:name="_3f__3f__3f__20__3f__3f_" style:display-name="??? ??" style:family="paragraph" style:parent-style-name="_3f__3f_"/>
    <style:style style:name="_3f__3f__3f__20__3f__3f__20__3f__3f__20__3f__3f_" style:display-name="??? ?? ?? ??" style:family="paragraph" style:parent-style-name="_3f__3f_">
      <style:paragraph-properties fo:text-align="start" style:justify-single-word="false"/>
    </style:style>
    <style:style style:name="_3f__3f__20__3f__3f__3f__3f_" style:display-name="?? ????" style:family="paragraph" style:parent-style-name="_3f__3f_">
      <style:paragraph-properties fo:margin="100%" fo:margin-left="0cm" fo:margin-right="0cm" fo:margin-top="0cm" fo:margin-bottom="0cm" fo:text-indent="0.6cm" style:auto-text-indent="false"/>
    </style:style>
    <style:style style:name="WW-_3f__3f_" style:display-name="WW-??" style:family="paragraph" style:parent-style-name="_3f__3f_"/>
    <style:style style:name="_3f__3f_1" style:display-name="??1" style:family="paragraph" style:parent-style-name="_3f__3f_">
      <style:paragraph-properties fo:text-align="center" style:justify-single-word="false"/>
    </style:style>
    <style:style style:name="_3f__3f_2" style:display-name="??2" style:family="paragraph" style:parent-style-name="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_3f__3f_1" style:display-name="WW-??1" style:family="paragraph" style:parent-style-name="_3f__3f_">
      <style:paragraph-properties fo:margin-top="0.42cm" fo:margin-bottom="0.21cm"/>
    </style:style>
    <style:style style:name="WW-_3f__3f_11" style:display-name="WW-??11" style:family="paragraph" style:parent-style-name="_3f__3f_">
      <style:paragraph-properties fo:margin-top="0.42cm" fo:margin-bottom="0.21cm"/>
    </style:style>
    <style:style style:name="WW-_3f__3f_2" style:display-name="WW-??2" style:family="paragraph" style:parent-style-name="_3f__3f_">
      <style:paragraph-properties fo:margin-top="0.42cm" fo:margin-bottom="0.21cm"/>
    </style:style>
    <style:style style:name="WW-_3f__3f__3f_" style:display-name="WW-???" style:family="paragraph" style:parent-style-name="_3f__3f_"/>
    <style:style style:name="_3f__3f__3f__7e_LT_7e_Gliederung_20_1" style:display-name="???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_3f__3f__3f__7e_LT_7e_Gliederung_20_2" style:display-name="???~LT~Gliederung 2" style:family="paragraph" style:parent-style-name="_3f__3f__3f__7e_LT_7e_Gliederung_20_1">
      <style:paragraph-properties fo:margin-top="0cm" fo:margin-bottom="0.4cm"/>
      <style:text-properties fo:font-size="28pt" style:font-size-asian="28pt" style:font-size-complex="28pt"/>
    </style:style>
    <style:style style:name="_3f__3f__3f__7e_LT_7e_Gliederung_20_3" style:display-name="???~LT~Gliederung 3" style:family="paragraph" style:parent-style-name="_3f__3f__3f__7e_LT_7e_Gliederung_20_2">
      <style:paragraph-properties fo:margin-top="0cm" fo:margin-bottom="0.3cm"/>
      <style:text-properties fo:font-size="24pt" style:font-size-asian="24pt" style:font-size-complex="24pt"/>
    </style:style>
    <style:style style:name="_3f__3f__3f__7e_LT_7e_Gliederung_20_4" style:display-name="???~LT~Gliederung 4" style:family="paragraph" style:parent-style-name="_3f__3f__3f__7e_LT_7e_Gliederung_20_3">
      <style:paragraph-properties fo:margin-top="0cm" fo:margin-bottom="0.199cm"/>
      <style:text-properties fo:font-size="20pt" style:font-size-asian="20pt" style:font-size-complex="20pt"/>
    </style:style>
    <style:style style:name="_3f__3f__3f__7e_LT_7e_Gliederung_20_5" style:display-name="???~LT~Gliederung 5" style:family="paragraph" style:parent-style-name="_3f__3f__3f__7e_LT_7e_Gliederung_20_4">
      <style:paragraph-properties fo:margin-top="0cm" fo:margin-bottom="0.101cm"/>
    </style:style>
    <style:style style:name="_3f__3f__3f__7e_LT_7e_Gliederung_20_6" style:display-name="???~LT~Gliederung 6" style:family="paragraph" style:parent-style-name="_3f__3f__3f__7e_LT_7e_Gliederung_20_5"/>
    <style:style style:name="_3f__3f__3f__7e_LT_7e_Gliederung_20_7" style:display-name="???~LT~Gliederung 7" style:family="paragraph" style:parent-style-name="_3f__3f__3f__7e_LT_7e_Gliederung_20_6"/>
    <style:style style:name="_3f__3f__3f__7e_LT_7e_Gliederung_20_8" style:display-name="???~LT~Gliederung 8" style:family="paragraph" style:parent-style-name="_3f__3f__3f__7e_LT_7e_Gliederung_20_7"/>
    <style:style style:name="_3f__3f__3f__7e_LT_7e_Gliederung_20_9" style:display-name="???~LT~Gliederung 9" style:family="paragraph" style:parent-style-name="_3f__3f__3f__7e_LT_7e_Gliederung_20_8"/>
    <style:style style:name="_3f__3f__3f__7e_LT_7e_Titel" style:display-name="???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_3f__3f__3f__7e_LT_7e_Untertitel" style:display-name="???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_3f__3f__3f__7e_LT_7e_Notizen" style:display-name="???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_3f__3f__3f__7e_LT_7e_Hintergrundobjekte" style:display-name="???~LT~Hintergrundobjekte" style:family="paragraph">
      <style:paragraph-properties style:text-autospace="none"/>
      <style:text-properties style:letter-kerning="true"/>
    </style:style>
    <style:style style:name="_3f__3f__3f__7e_LT_7e_Hintergrund" style:display-name="???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12" style:display-name="WW-??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_3f__3f_123" style:display-name="WW-??123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_3f__3f__20__3f__3f_" style:display-name="?? ??" style:family="paragraph">
      <style:paragraph-properties style:text-autospace="none"/>
      <style:text-properties style:letter-kerning="true"/>
    </style:style>
    <style:style style:name="WW-_3f__3f_1234" style:display-name="WW-??1234" style:family="paragraph">
      <style:paragraph-properties style:text-autospace="none"/>
      <style:text-properties style:letter-kerning="true"/>
    </style:style>
    <style:style style:name="WW-_3f__3f_12345" style:display-name="WW-??12345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_3f__3f__20_1" style:display-name="??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_3f__3f__20_2" style:display-name="?? 2" style:family="paragraph" style:parent-style-name="_3f__3f__20_1">
      <style:paragraph-properties fo:margin-top="0cm" fo:margin-bottom="0.4cm"/>
      <style:text-properties fo:font-size="28pt" style:font-size-asian="28pt" style:font-size-complex="28pt"/>
    </style:style>
    <style:style style:name="_3f__3f__20_3" style:display-name="?? 3" style:family="paragraph" style:parent-style-name="_3f__3f__20_2">
      <style:paragraph-properties fo:margin-top="0cm" fo:margin-bottom="0.3cm"/>
      <style:text-properties fo:font-size="24pt" style:font-size-asian="24pt" style:font-size-complex="24pt"/>
    </style:style>
    <style:style style:name="_3f__3f__20_4" style:display-name="?? 4" style:family="paragraph" style:parent-style-name="_3f__3f__20_3">
      <style:paragraph-properties fo:margin-top="0cm" fo:margin-bottom="0.199cm"/>
      <style:text-properties fo:font-size="20pt" style:font-size-asian="20pt" style:font-size-complex="20pt"/>
    </style:style>
    <style:style style:name="_3f__3f__20_5" style:display-name="?? 5" style:family="paragraph" style:parent-style-name="_3f__3f__20_4">
      <style:paragraph-properties fo:margin-top="0cm" fo:margin-bottom="0.101cm"/>
    </style:style>
    <style:style style:name="_3f__3f__20_6" style:display-name="?? 6" style:family="paragraph" style:parent-style-name="_3f__3f__20_5"/>
    <style:style style:name="_3f__3f__20_7" style:display-name="?? 7" style:family="paragraph" style:parent-style-name="_3f__3f__20_6"/>
    <style:style style:name="_3f__3f__20_8" style:display-name="?? 8" style:family="paragraph" style:parent-style-name="_3f__3f__20_7"/>
    <style:style style:name="_3f__3f__20_9" style:display-name="?? 9" style:family="paragraph" style:parent-style-name="_3f__3f__20_8"/>
    <style:style style:name="_3f__3f__3f__20_1_7e_LT_7e_Gliederung_20_1" style:display-name="???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_3f__3f__3f__20_1_7e_LT_7e_Gliederung_20_2" style:display-name="??? 1~LT~Gliederung 2" style:family="paragraph" style:parent-style-name="_3f__3f__3f__20_1_7e_LT_7e_Gliederung_20_1">
      <style:paragraph-properties fo:margin-top="0cm" fo:margin-bottom="0.4cm"/>
      <style:text-properties fo:font-size="28pt" style:font-size-asian="28pt" style:font-size-complex="28pt"/>
    </style:style>
    <style:style style:name="_3f__3f__3f__20_1_7e_LT_7e_Gliederung_20_3" style:display-name="??? 1~LT~Gliederung 3" style:family="paragraph" style:parent-style-name="_3f__3f__3f__20_1_7e_LT_7e_Gliederung_20_2">
      <style:paragraph-properties fo:margin-top="0cm" fo:margin-bottom="0.3cm"/>
      <style:text-properties fo:font-size="24pt" style:font-size-asian="24pt" style:font-size-complex="24pt"/>
    </style:style>
    <style:style style:name="_3f__3f__3f__20_1_7e_LT_7e_Gliederung_20_4" style:display-name="??? 1~LT~Gliederung 4" style:family="paragraph" style:parent-style-name="_3f__3f__3f__20_1_7e_LT_7e_Gliederung_20_3">
      <style:paragraph-properties fo:margin-top="0cm" fo:margin-bottom="0.199cm"/>
      <style:text-properties fo:font-size="20pt" style:font-size-asian="20pt" style:font-size-complex="20pt"/>
    </style:style>
    <style:style style:name="_3f__3f__3f__20_1_7e_LT_7e_Gliederung_20_5" style:display-name="??? 1~LT~Gliederung 5" style:family="paragraph" style:parent-style-name="_3f__3f__3f__20_1_7e_LT_7e_Gliederung_20_4">
      <style:paragraph-properties fo:margin-top="0cm" fo:margin-bottom="0.101cm"/>
    </style:style>
    <style:style style:name="_3f__3f__3f__20_1_7e_LT_7e_Gliederung_20_6" style:display-name="??? 1~LT~Gliederung 6" style:family="paragraph" style:parent-style-name="_3f__3f__3f__20_1_7e_LT_7e_Gliederung_20_5"/>
    <style:style style:name="_3f__3f__3f__20_1_7e_LT_7e_Gliederung_20_7" style:display-name="??? 1~LT~Gliederung 7" style:family="paragraph" style:parent-style-name="_3f__3f__3f__20_1_7e_LT_7e_Gliederung_20_6"/>
    <style:style style:name="_3f__3f__3f__20_1_7e_LT_7e_Gliederung_20_8" style:display-name="??? 1~LT~Gliederung 8" style:family="paragraph" style:parent-style-name="_3f__3f__3f__20_1_7e_LT_7e_Gliederung_20_7"/>
    <style:style style:name="_3f__3f__3f__20_1_7e_LT_7e_Gliederung_20_9" style:display-name="??? 1~LT~Gliederung 9" style:family="paragraph" style:parent-style-name="_3f__3f__3f__20_1_7e_LT_7e_Gliederung_20_8"/>
    <style:style style:name="_3f__3f__3f__20_1_7e_LT_7e_Titel" style:display-name="???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_3f__3f__3f__20_1_7e_LT_7e_Untertitel" style:display-name="??? 1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_3f__3f__3f__20_1_7e_LT_7e_Notizen" style:display-name="??? 1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_3f__3f__3f__20_1_7e_LT_7e_Hintergrundobjekte" style:display-name="??? 1~LT~Hintergrundobjekte" style:family="paragraph">
      <style:paragraph-properties style:text-autospace="none"/>
      <style:text-properties style:letter-kerning="true"/>
    </style:style>
    <style:style style:name="_3f__3f__3f__20_1_7e_LT_7e_Hintergrund" style:display-name="??? 1~LT~Hintergrund" style:family="paragraph">
      <style:paragraph-properties style:text-autospace="none"/>
      <style:text-properties style:letter-kerning="true"/>
    </style:style>
    <style:style style:name="_3f__3f__3f__20_2_7e_LT_7e_Gliederung_20_1" style:display-name="???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_3f__3f__3f__20_2_7e_LT_7e_Gliederung_20_2" style:display-name="??? 2~LT~Gliederung 2" style:family="paragraph" style:parent-style-name="_3f__3f__3f__20_2_7e_LT_7e_Gliederung_20_1">
      <style:paragraph-properties fo:margin-top="0cm" fo:margin-bottom="0.4cm"/>
      <style:text-properties fo:font-size="28pt" style:font-size-asian="28pt" style:font-size-complex="28pt"/>
    </style:style>
    <style:style style:name="_3f__3f__3f__20_2_7e_LT_7e_Gliederung_20_3" style:display-name="??? 2~LT~Gliederung 3" style:family="paragraph" style:parent-style-name="_3f__3f__3f__20_2_7e_LT_7e_Gliederung_20_2">
      <style:paragraph-properties fo:margin-top="0cm" fo:margin-bottom="0.3cm"/>
      <style:text-properties fo:font-size="24pt" style:font-size-asian="24pt" style:font-size-complex="24pt"/>
    </style:style>
    <style:style style:name="_3f__3f__3f__20_2_7e_LT_7e_Gliederung_20_4" style:display-name="??? 2~LT~Gliederung 4" style:family="paragraph" style:parent-style-name="_3f__3f__3f__20_2_7e_LT_7e_Gliederung_20_3">
      <style:paragraph-properties fo:margin-top="0cm" fo:margin-bottom="0.199cm"/>
      <style:text-properties fo:font-size="20pt" style:font-size-asian="20pt" style:font-size-complex="20pt"/>
    </style:style>
    <style:style style:name="_3f__3f__3f__20_2_7e_LT_7e_Gliederung_20_5" style:display-name="??? 2~LT~Gliederung 5" style:family="paragraph" style:parent-style-name="_3f__3f__3f__20_2_7e_LT_7e_Gliederung_20_4">
      <style:paragraph-properties fo:margin-top="0cm" fo:margin-bottom="0.101cm"/>
    </style:style>
    <style:style style:name="_3f__3f__3f__20_2_7e_LT_7e_Gliederung_20_6" style:display-name="??? 2~LT~Gliederung 6" style:family="paragraph" style:parent-style-name="_3f__3f__3f__20_2_7e_LT_7e_Gliederung_20_5"/>
    <style:style style:name="_3f__3f__3f__20_2_7e_LT_7e_Gliederung_20_7" style:display-name="??? 2~LT~Gliederung 7" style:family="paragraph" style:parent-style-name="_3f__3f__3f__20_2_7e_LT_7e_Gliederung_20_6"/>
    <style:style style:name="_3f__3f__3f__20_2_7e_LT_7e_Gliederung_20_8" style:display-name="??? 2~LT~Gliederung 8" style:family="paragraph" style:parent-style-name="_3f__3f__3f__20_2_7e_LT_7e_Gliederung_20_7"/>
    <style:style style:name="_3f__3f__3f__20_2_7e_LT_7e_Gliederung_20_9" style:display-name="??? 2~LT~Gliederung 9" style:family="paragraph" style:parent-style-name="_3f__3f__3f__20_2_7e_LT_7e_Gliederung_20_8"/>
    <style:style style:name="_3f__3f__3f__20_2_7e_LT_7e_Titel" style:display-name="???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_3f__3f__3f__20_2_7e_LT_7e_Untertitel" style:display-name="??? 2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_3f__3f__3f__20_2_7e_LT_7e_Notizen" style:display-name="??? 2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_3f__3f__3f__20_2_7e_LT_7e_Hintergrundobjekte" style:display-name="??? 2~LT~Hintergrundobjekte" style:family="paragraph">
      <style:paragraph-properties style:text-autospace="none"/>
      <style:text-properties style:letter-kerning="true"/>
    </style:style>
    <style:style style:name="_3f__3f__3f__20_2_7e_LT_7e_Hintergrund" style:display-name="??? 2~LT~Hintergrund" style:family="paragraph">
      <style:paragraph-properties style:text-autospace="none"/>
      <style:text-properties style:letter-kerning="true"/>
    </style:style>
    <style:style style:name="lyt-aqua_7e_LT_7e_Gliederung_20_1" style:display-name="lyt-aqu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8pt" fo:font-style="normal" fo:text-shadow="none" style:text-underline-style="none" fo:font-weight="normal" style:font-name-asian="Tahoma" style:font-size-asian="28pt" style:font-style-asian="normal" style:font-weight-asian="normal" style:font-name-complex="Tahoma" style:font-size-complex="28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 style:next-style-name="First_20_Page">
      <style:footer>
        <text:p text:style-name="Footer"/>
      </style:footer>
    </style:master-page>
    <style:master-page style:name="First_20_Page" style:display-name="First Page" style:page-layout-name="Mpm2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6T09:11:18.23</meta:creation-date>
    <dc:date>2012-11-06T18:07:44.34</dc:date>
    <meta:editing-duration>PT2H54M35S</meta:editing-duration>
    <meta:editing-cycles>23</meta:editing-cycles>
    <meta:generator>LibreOffice/3.5$Windows_x86 LibreOffice_project/165a79a-7059095-e13bb37-fef39a4-9503d18</meta:generator>
    <meta:document-statistic meta:table-count="0" meta:image-count="0" meta:object-count="0" meta:page-count="2" meta:paragraph-count="2" meta:word-count="8" meta:character-count="26" meta:non-whitespace-character-count="20"/>
  </office:meta>
</office:document-meta>
</file>